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591cm" fo:margin-left="0.309cm" table:align="left"/>
    </style:style>
    <style:style style:name="Tabelle1.A" style:family="table-column">
      <style:table-column-properties style:column-width="9.398cm"/>
    </style:style>
    <style:style style:name="Tabelle1.B" style:family="table-column">
      <style:table-column-properties style:column-width="7.193cm"/>
    </style:style>
    <style:style style:name="Tabel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elle1.A2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le1.B2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" style:family="table">
      <style:table-properties style:width="16.9cm" fo:margin-left="0cm" table:align="left"/>
    </style:style>
    <style:style style:name="Tabelle2.A" style:family="table-column">
      <style:table-column-properties style:column-width="5.63cm"/>
    </style:style>
    <style:style style:name="Tabelle2.B" style:family="table-column">
      <style:table-column-properties style:column-width="2.815cm"/>
    </style:style>
    <style:style style:name="Tabelle2.E" style:family="table-column">
      <style:table-column-properties style:column-width="2.824cm"/>
    </style:style>
    <style:style style:name="Tabel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E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able_20_Contents">
      <style:text-properties fo:color="#000000" loext:opacity="100%" style:font-name="Carlito" fo:font-weight="bold" officeooo:rsid="000defc0" officeooo:paragraph-rsid="000defc0" style:font-weight-asian="bold" style:font-weight-complex="bold"/>
    </style:style>
    <style:style style:name="P2" style:family="paragraph" style:parent-style-name="Table_20_Contents">
      <style:text-properties fo:color="#000000" loext:opacity="100%" style:font-name="Carlito" fo:font-weight="bold" officeooo:rsid="000e1629" officeooo:paragraph-rsid="000e162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arlito" fo:font-weight="bold" officeooo:rsid="000e1629" officeooo:paragraph-rsid="000e1629" style:font-weight-asian="bold" style:font-weight-complex="bold"/>
    </style:style>
    <style:style style:name="P4" style:family="paragraph" style:parent-style-name="Table_20_Contents">
      <style:text-properties fo:color="#000000" loext:opacity="100%" style:font-name="Carlito" officeooo:rsid="000defc0" officeooo:paragraph-rsid="000defc0"/>
    </style:style>
    <style:style style:name="P5" style:family="paragraph" style:parent-style-name="Table_20_Contents">
      <style:text-properties fo:color="#000000" loext:opacity="100%" style:font-name="Carlito" fo:font-weight="normal" officeooo:rsid="000e1629" officeooo:paragraph-rsid="000e1629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Carlito" fo:font-weight="normal" officeooo:rsid="000e1629" officeooo:paragraph-rsid="000e1629" style:font-weight-asian="normal" style:font-weight-complex="normal"/>
    </style:style>
    <style:style style:name="P7" style:family="paragraph" style:parent-style-name="Table_20_Contents">
      <style:text-properties fo:color="#000000" loext:opacity="100%" style:font-name="Carlito" fo:font-weight="normal" officeooo:rsid="000e51e2" officeooo:paragraph-rsid="000e51e2" style:font-weight-asian="normal" style:font-weight-complex="normal"/>
    </style:style>
    <style:style style:name="P8" style:family="paragraph" style:parent-style-name="Table_20_Contents">
      <style:text-properties fo:color="#000000" loext:opacity="100%" style:font-name="Carlito" fo:font-weight="normal" officeooo:rsid="000ff434" officeooo:paragraph-rsid="000ff434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P11" style:family="paragraph" style:parent-style-name="Standard">
      <style:text-properties fo:font-size="6pt" officeooo:paragraph-rsid="000e1629" style:font-size-asian="5.25pt" style:font-size-complex="6pt"/>
    </style:style>
    <style:style style:name="P12" style:family="paragraph" style:parent-style-name="Standard">
      <style:text-properties style:font-name="Carlito"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5ded7" style:font-size-asian="10pt" style:font-style-asian="normal" style:font-weight-asian="normal" style:text-emphasize="none"/>
    </style:style>
    <style:style style:name="P16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40fca" officeooo:paragraph-rsid="00140fca" style:font-size-asian="10pt" style:font-style-asian="normal" style:font-weight-asian="normal" style:text-emphasize="none"/>
    </style:style>
    <style:style style:name="P17" style:family="paragraph" style:parent-style-name="Table_20_Contents">
      <style:text-properties fo:color="#000000" loext:opacity="100%" style:font-name="Carlito" fo:font-weight="normal" officeooo:rsid="00140fca" officeooo:paragraph-rsid="00140fca" style:font-weight-asian="normal" style:font-weight-complex="normal"/>
    </style:style>
    <style:style style:name="P18" style:family="paragraph" style:parent-style-name="Table_20_Contents">
      <style:text-properties fo:color="#000000" loext:opacity="100%" style:font-name="Carlito" officeooo:rsid="000defc0" officeooo:paragraph-rsid="000defc0"/>
    </style:style>
    <style:style style:name="T1" style:family="text">
      <style:text-properties style:font-name="Carlito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2" style:family="text">
      <style:text-properties style:font-name="Carlito" fo:font-size="18pt" style:text-underline-style="solid" style:text-underline-width="auto" style:text-underline-color="font-color" fo:font-weight="bold" officeooo:rsid="000defc0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3" style:family="text">
      <style:text-properties style:font-name="Carlito" fo:font-size="18pt" style:text-underline-style="solid" style:text-underline-width="auto" style:text-underline-color="font-color" fo:font-weight="bold" officeooo:rsid="000e1629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4" style:family="text">
      <style:text-properties officeooo:rsid="000e1629"/>
    </style:style>
    <style:style style:name="T5" style:family="text">
      <style:text-properties officeooo:rsid="0011d5da"/>
    </style:style>
    <style:style style:name="T6" style:family="text">
      <style:text-properties officeooo:rsid="00140fca"/>
    </style:style>
    <style:style style:name="T7" style:family="text">
      <style:text-properties officeooo:rsid="0015ded7"/>
    </style:style>
    <style:style style:name="T8" style:family="text">
      <style:text-properties officeooo:rsid="001606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Absatz-Standardschriftart"><text:span text:style-name="T1">Erfassung der </text:span></text:span><text:span text:style-name="Absatz-Standardschriftart"><text:span text:style-name="T2">Getränke</text:span></text:span><text:span text:style-name="Absatz-Standardschriftart"><text:span text:style-name="T1">kosten </text:span></text:span><text:span text:style-name="Absatz-Standardschriftart"><text:span text:style-name="T3">( <text:s text:c="22"/>)</text:span></text:span></text:p>
      <text:p text:style-name="P1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Getränk</text:p>
          </table:table-cell>
          <table:table-cell table:style-name="Tabelle1.B1" office:value-type="string">
            <text:p text:style-name="P1">Preis</text:p>
          </table:table-cell>
        </table:table-row>
        <table:table-row>
          <table:table-cell table:style-name="Tabelle1.A2" office:value-type="string">
            <text:p text:style-name="P9">Mineralwasser <text:span text:style-name="T6">(0,7/1l), Christinen (0,33l), Apfelsaft (0,2l)</text:span></text:p>
          </table:table-cell>
          <table:table-cell table:style-name="Tabelle1.B2" office:value-type="string">
            <text:p text:style-name="P4">0,40 €</text:p>
          </table:table-cell>
        </table:table-row>
        <table:table-row>
          <table:table-cell table:style-name="Tabelle1.A2" office:value-type="string">
            <text:p text:style-name="P9">Afri Cola <text:span text:style-name="T6">(0,33l)</text:span>, <text:span text:style-name="T6">Mio Mio Mate (0,5l)</text:span></text:p>
          </table:table-cell>
          <table:table-cell table:style-name="Tabelle1.B2" office:value-type="string">
            <text:p text:style-name="P4">1,10 €</text:p>
          </table:table-cell>
        </table:table-row>
        <table:table-row>
          <table:table-cell table:style-name="Tabelle1.A2" office:value-type="string">
            <text:p text:style-name="P15">Club Mate, <text:span text:style-name="T7">Wunderbräu/</text:span>Spaten/<text:span text:style-name="T6">Mönchshof</text:span> <text:span text:style-name="T6">a</text:span>lk<text:span text:style-name="T8">ohol</text:span>frei</text:p>
          </table:table-cell>
          <table:table-cell table:style-name="Tabelle1.B2" office:value-type="string">
            <text:p text:style-name="P4">1,50 € ( 0,5<text:span text:style-name="T4">0</text:span> L )</text:p>
          </table:table-cell>
        </table:table-row>
        <table:table-row>
          <table:table-cell table:style-name="Tabelle1.A2" office:value-type="string">
            <text:p text:style-name="P9">Proviant Bio Apfelschorle</text:p>
          </table:table-cell>
          <table:table-cell table:style-name="Tabelle1.B2" office:value-type="string">
            <text:p text:style-name="P4">1,50 € ( 0,33 L )</text:p>
          </table:table-cell>
        </table:table-row>
        <table:table-row>
          <table:table-cell table:style-name="Tabelle1.B2" table:number-columns-spanned="2" office:value-type="string">
            <text:p text:style-name="P10"><text:span text:style-name="T5">Getränkekosten</text:span> in Bar in die Getränkedose auf dem Kühlschrank oder digital via PayPal an „@spacegt“ <text:span text:style-name="T5">begleichen</text:span>. Falls ihr per PayPal bezahlt bitte darauf achten „Zahlungen an Familie und Freunde“ auszuwählen. Ansonsten zahlen wir bei solchen Kleinbeträgen fast 10% Gebühren. </text:p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row>
          <table:table-cell table:style-name="Tabelle2.A1" office:value-type="string">
            <text:p text:style-name="P2">Name</text:p>
          </table:table-cell>
          <table:table-cell table:style-name="Tabelle2.A1" office:value-type="string">
            <text:p text:style-name="P3">0,40 €</text:p>
          </table:table-cell>
          <table:table-cell table:style-name="Tabelle2.A1" office:value-type="string">
            <text:p text:style-name="P3">1,10 €</text:p>
          </table:table-cell>
          <table:table-cell table:style-name="Tabelle2.A1" office:value-type="string">
            <text:p text:style-name="P3">1,50 €</text:p>
          </table:table-cell>
          <table:table-cell table:style-name="Tabelle2.E1" office:value-type="string">
            <text:p text:style-name="P3">Gesamt</text:p>
          </table:table-cell>
        </table:table-row>
        <table:table-row>
          <table:table-cell table:style-name="Tabelle2.A2" office:value-type="string">
            <text:p text:style-name="P5">Repair Café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>Projekt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7">Michael P.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8">Martin <text:span text:style-name="T6">T.</text:span>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7">Tim L.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7">Sarah F.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7">Jens K.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7">Simone P.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17">Marcel B.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5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6"/>
          </table:table-cell>
          <table:table-cell table:style-name="Tabelle2.E2" office:value-type="string">
            <text:p text:style-name="P6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Absatz-Standardschriftar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X86_64 LibreOffice_project/d56cc158d8a96260b836f100ef4b4ef25d6f1a01</meta:generator>
    <meta:creation-date>2022-07-24T14:32:04.725100082</meta:creation-date>
    <meta:editing-cycles>10</meta:editing-cycles>
    <meta:editing-duration>PT3H57M54S</meta:editing-duration>
    <dc:date>2024-04-09T21:13:51.585543164</dc:date>
    <meta:print-date>2024-04-09T18:01:17.178961649</meta:print-date>
    <meta:document-statistic meta:table-count="2" meta:image-count="0" meta:object-count="0" meta:page-count="1" meta:paragraph-count="26" meta:word-count="107" meta:character-count="664" meta:non-whitespace-character-count="560"/>
  </office:meta>
</office:document-meta>
</file>